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D" style:family="table-column">
      <style:table-column-properties style:column-width="2.6771in" style:rel-column-width="2621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20pt" fo:font-weight="bold" officeooo:rsid="000f2b8b" officeooo:paragraph-rsid="000f2b8b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officeooo:rsid="00121c13" officeooo:paragraph-rsid="00121c13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font-weight="bold" officeooo:rsid="00121c13" officeooo:paragraph-rsid="00121c1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normal" officeooo:rsid="000f2b8b" officeooo:paragraph-rsid="000f2b8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normal" officeooo:rsid="000f2b8b" officeooo:paragraph-rsid="0010a51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normal" officeooo:rsid="0010a516" officeooo:paragraph-rsid="0010a51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officeooo:rsid="0010a516" officeooo:paragraph-rsid="00121c1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officeooo:rsid="00121c13" officeooo:paragraph-rsid="00121c1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normal" officeooo:rsid="00140951" officeooo:paragraph-rsid="00140951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121c13" officeooo:paragraph-rsid="00121c13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weight="bold" officeooo:rsid="0014305e" officeooo:paragraph-rsid="0014305e" style:font-weight-asian="bold" style:font-weight-complex="bold"/>
    </style:style>
    <style:style style:name="P13" style:family="paragraph" style:parent-style-name="Standard">
      <style:text-properties style:font-name="Arial" fo:font-weight="normal" officeooo:rsid="0014305e" officeooo:paragraph-rsid="0014305e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Arial" fo:font-size="14pt" fo:font-weight="normal" officeooo:rsid="0010a516" officeooo:paragraph-rsid="0010a516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officeooo:rsid="000f2b8b" officeooo:paragraph-rsid="000f2b8b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Arial" fo:font-size="14pt" fo:font-weight="bold" officeooo:rsid="000f2b8b" officeooo:paragraph-rsid="00121c13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20pt" fo:font-weight="bold" officeooo:rsid="001967ac" officeooo:paragraph-rsid="001967ac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20pt" fo:font-weight="bold" officeooo:rsid="000f2b8b" officeooo:paragraph-rsid="000f2b8b" style:font-size-asian="17.5pt" style:font-weight-asian="bold" style:font-size-complex="20pt" style:font-weight-complex="bold"/>
    </style:style>
    <style:style style:name="T1" style:family="text">
      <style:text-properties officeooo:rsid="0010a516"/>
    </style:style>
    <style:style style:name="T2" style:family="text">
      <style:text-properties officeooo:rsid="00121c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line Hotel Room Booking System</text:p>
      <text:p text:style-name="P1"/>
      <text:p text:style-name="P2">Opportunity:</text:p>
      <text:p text:style-name="P5">When we go on vacations to different cities or countries, we found it very difficult to find an accurate or good room for residence. It takes a lot of time and it’s very hectic too. </text:p>
      <text:p text:style-name="P5"/>
      <text:p text:style-name="P2">Goal:</text:p>
      <text:p text:style-name="P6">Online system will be beneficial for both customer and hotel. <text:span text:style-name="T1">Customer will be <text:s/>able to register room online and can save a lot of time.</text:span></text:p>
      <text:p text:style-name="P6"/>
      <text:p text:style-name="P6">Customer can easily read feedback and can see pictures of room for authentication and satisfaction. And hotel will be benefited by advertisement.</text:p>
      <text:p text:style-name="P2"/>
      <text:p text:style-name="P2">Objectives:</text:p>
      <text:list xml:id="list585579466" text:style-name="L1">
        <text:list-item>
          <text:p text:style-name="P14">Save customer time and energy.</text:p>
        </text:list-item>
        <text:list-item>
          <text:p text:style-name="P14">Customer satisfaction.</text:p>
        </text:list-item>
        <text:list-item>
          <text:p text:style-name="P14">Feedback for authentication.</text:p>
        </text:list-item>
      </text:list>
      <text:p text:style-name="P2"/>
      <text:p text:style-name="P2">IN Scope:</text:p>
      <text:p text:style-name="P7">By online room booking, customer can easily book his room. <text:span text:style-name="T2">Online system will be more efficient and easy.</text:span></text:p>
      <text:p text:style-name="P2"/>
      <text:p text:style-name="P2">Business case:</text:p>
      <text:p text:style-name="P8">It will create ease for customer which means more customers.</text:p>
      <text:p text:style-name="P2"/>
      <text:p text:style-name="P2">Constraints:</text:p>
      <text:p text:style-name="P9">Internet connection is necessary for it.</text:p>
      <text:p text:style-name="P2"/>
      <text:p text:style-name="P2">Assumptions:</text:p>
      <text:p text:style-name="P9">The customers will give honest feedback and rating.</text:p>
      <text:p text:style-name="P2"/>
      <text:p text:style-name="P2">Deliverables:</text:p>
      <text:p text:style-name="P9">Easy room booking process.</text:p>
      <text:p text:style-name="P2"/>
      <text:p text:style-name="P2"><text:soft-page-break/>Core Item Members: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ame</text:p>
          </table:table-cell>
          <table:table-cell table:style-name="Table1.B1" office:value-type="string">
            <text:p text:style-name="P4">Role</text:p>
          </table:table-cell>
        </table:table-row>
        <table:table-row>
          <table:table-cell table:style-name="Table1.A2" office:value-type="string">
            <text:p text:style-name="P11">Hamza Shahid</text:p>
          </table:table-cell>
          <table:table-cell table:style-name="Table1.B2" office:value-type="string">
            <text:p text:style-name="P11">Project Manager</text:p>
          </table:table-cell>
        </table:table-row>
        <table:table-row>
          <table:table-cell table:style-name="Table1.A2" office:value-type="string">
            <text:p text:style-name="P11">Hamza Shahid</text:p>
          </table:table-cell>
          <table:table-cell table:style-name="Table1.B2" office:value-type="string">
            <text:p text:style-name="P11">Programmer</text:p>
          </table:table-cell>
        </table:table-row>
        <table:table-row>
          <table:table-cell table:style-name="Table1.A2" office:value-type="string">
            <text:p text:style-name="P11">Hamza Shahid</text:p>
          </table:table-cell>
          <table:table-cell table:style-name="Table1.B2" office:value-type="string">
            <text:p text:style-name="P11">Architecturer</text:p>
          </table:table-cell>
        </table:table-row>
        <table:table-row>
          <table:table-cell table:style-name="Table1.A2" office:value-type="string">
            <text:p text:style-name="P11">Hamza Shahid</text:p>
          </table:table-cell>
          <table:table-cell table:style-name="Table1.B2" office:value-type="string">
            <text:p text:style-name="P11">Requirement Engineer</text:p>
          </table:table-cell>
        </table:table-row>
      </table:table>
      <text:p text:style-name="P16"/>
      <text:p text:style-name="P2">Stakeholders:</text:p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Name Role</text:p>
          </table:table-cell>
          <table:table-cell table:style-name="Table2.B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P9">Faizan</text:p>
          </table:table-cell>
          <table:table-cell table:style-name="Table2.B2" office:value-type="string">
            <text:p text:style-name="P9">Hotel Manager</text:p>
          </table:table-cell>
        </table:table-row>
        <table:table-row>
          <table:table-cell table:style-name="Table2.A2" office:value-type="string">
            <text:p text:style-name="P10">Ali</text:p>
          </table:table-cell>
          <table:table-cell table:style-name="Table2.B2" office:value-type="string">
            <text:p text:style-name="P10">Advertiser</text:p>
          </table:table-cell>
        </table:table-row>
      </table:table>
      <text:p text:style-name="P15"/>
      <text:p text:style-name="P2">Summary Project Status:</text:p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Project Start Date</text:p>
          </table:table-cell>
          <table:table-cell table:style-name="Table3.B1" office:value-type="string">
            <text:p text:style-name="P10">September 20, 2022</text:p>
          </table:table-cell>
        </table:table-row>
        <table:table-row>
          <table:table-cell table:style-name="Table3.A2" office:value-type="string">
            <text:p text:style-name="P10">Estimated Completion</text:p>
          </table:table-cell>
          <table:table-cell table:style-name="Table3.B2" office:value-type="string">
            <text:p text:style-name="P10">September 20, 2052</text:p>
          </table:table-cell>
        </table:table-row>
        <table:table-row>
          <table:table-cell table:style-name="Table3.A2" office:value-type="string">
            <text:p text:style-name="P10">Process Impacted</text:p>
          </table:table-cell>
          <table:table-cell table:style-name="Table3.B2" office:value-type="string">
            <text:p text:style-name="P10">Change in Requirements</text:p>
          </table:table-cell>
        </table:table-row>
        <table:table-row>
          <table:table-cell table:style-name="Table3.A2" office:value-type="string">
            <text:p text:style-name="P10">Financial Impact </text:p>
          </table:table-cell>
          <table:table-cell table:style-name="Table3.B2" office:value-type="string">
            <text:p text:style-name="P10">According to change in Requirements</text:p>
          </table:table-cell>
        </table:table-row>
      </table:table>
      <text:p text:style-name="P15"/>
      <text:p text:style-name="P2">Milestones:</text:p>
      <text:p text:style-name="P15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">Milestones </text:p>
          </table:table-cell>
          <table:table-cell table:style-name="Table4.A1" office:value-type="string">
            <text:p text:style-name="P12">Status <text:s/></text:p>
          </table:table-cell>
          <table:table-cell table:style-name="Table4.A1" office:value-type="string">
            <text:p text:style-name="P12">Due</text:p>
          </table:table-cell>
          <table:table-cell table:style-name="Table4.D1" office:value-type="string">
            <text:p text:style-name="P12">Done</text:p>
          </table:table-cell>
        </table:table-row>
        <table:table-row>
          <table:table-cell table:style-name="Table4.A2" office:value-type="string">
            <text:p text:style-name="P13">Project Concept Developed: Mind Map 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>September 20, 2022</text:p>
          </table:table-cell>
          <table:table-cell table:style-name="Table4.D2" office:value-type="string">
            <text:p text:style-name="P13">September 30, 2022</text:p>
          </table:table-cell>
        </table:table-row>
        <table:table-row>
          <table:table-cell table:style-name="Table4.A2" office:value-type="string">
            <text:p text:style-name="P13">Current Business Process Analyst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>September 27, 2022</text:p>
          </table:table-cell>
          <table:table-cell table:style-name="Table4.D2" office:value-type="string">
            <text:p text:style-name="P13">October 10, 2022</text:p>
          </table:table-cell>
        </table:table-row>
        <table:table-row>
          <table:table-cell table:style-name="Table4.A2" office:value-type="string">
            <text:p text:style-name="P13">Charter Presentation and Approval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>October 03, 2022</text:p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>Submit Final Papers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>September 20, 2052</text:p>
          </table:table-cell>
          <table:table-cell table:style-name="Table4.D2" office:value-type="string">
            <text:p text:style-name="Standard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7T12:07:04.462355789</meta:creation-date>
    <dc:date>2022-09-17T13:10:30.460698000</dc:date>
    <meta:editing-duration>PT9M12S</meta:editing-duration>
    <meta:editing-cycles>4</meta:editing-cycles>
    <meta:generator>LibreOffice/6.0.7.3$Linux_X86_64 LibreOffice_project/00m0$Build-3</meta:generator>
    <meta:document-statistic meta:table-count="4" meta:image-count="0" meta:object-count="0" meta:page-count="2" meta:paragraph-count="61" meta:word-count="248" meta:character-count="1582" meta:non-whitespace-character-count="1391"/>
  </office:meta>
</office:document-meta>
</file>